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TableColumn2" style:family="table-column">
      <style:table-column-properties style:column-width="0.6895in"/>
    </style:style>
    <style:style style:name="TableColumn3" style:family="table-column">
      <style:table-column-properties style:column-width="2.3652in"/>
    </style:style>
    <style:style style:name="TableColumn4" style:family="table-column">
      <style:table-column-properties style:column-width="2.8506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T13" style:parent-style-name="Značkapozn.podčarou" style:family="text">
      <style:text-properties fo:font-weight="normal" style:font-weight-asian="normal" style:use-window-font-color="true" style:text-position="0% 100%" fo:font-size="9pt" style:font-size-asian="9pt"/>
    </style:style>
    <style:style style:name="T14" style:parent-style-name="Standardnípísmoodstavce" style:family="text">
      <style:text-properties fo:language="cs" fo:country="CZ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Č. j.</text:p>
            <text:p text:style-name="Normální">Datum</text:p>
          </table:table-cell>
          <table:table-cell table:style-name="TableCell11">
            <text:p text:style-name="Normální">49/2017/K106/PPK</text:p>
            <text:p text:style-name="Normální">KVOP-20842/2017</text:p>
            <text:p text:style-name="Normální">17. srpna<text:s/>2017</text:p>
          </table:table-cell>
          <table:table-cell table:style-name="TableCell12">
            <text:p text:style-name="Normální">Vážená paní</text:p>
            <text:p text:style-name="Normální">Mgr. L. H.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Odkaz na zveřejněnou informaci podle ustanovení § 6 odst. 1 zákona č. 106/1999 Sb., o svobodném přístupu k informacím, ve znění pozdějších předpisů</text:h>
      <text:p text:style-name="Základnítext"/>
      <text:p text:style-name="Základnítext">Vážená paní magistro,<text:s/></text:p>
      <text:p text:style-name="Základnítext">dne<text:s/>15. 8. 2017<text:s/>obdržela Kancelář veřejného ochránce práv Vaši žádost podle zákona č. 106/1999 Sb., o svobodném přístupu k informacím, ve znění pozdějších předpisů, ve které požadujete poskytnutí informací,<text:s/>a to cit.: „<text:span text:style-name="Zvýraznění">kompletní zprávy o šetření VOP pod sp. zn. 4064/2011/VOP/MPO týkající se zásahů proti škůdcům v Národním parku Šumava v elektronické podobě.</text:span>“ Za adresu pro doručení jste označila Vaši emailovou adresu x.</text:p>
      <text:p text:style-name="Základnítext"><text:s/>„<text:span text:style-name="Zvýraznění">Pokud žádost o poskytnutí informace směřuje k poskytnutí zveřejněné informace, může povinný subjekt co nejdříve, nejpozději však do sedmi dnů, místo poskytnutí informace sdělit žadateli údaje umožňující vyhledání a získání zveřejněné informace.</text:span>“<text:span text:style-name="Značkapozn.podčarou"><text:note text:note-class="footnote" text:id="_ftn0"><text:note-citation>1</text:note-citation><text:note-body><text:p text:style-name="Textpozn.podčarou"><text:s/><text:span text:style-name="T13"><text:tab/></text:span><text:span text:style-name="T14">U</text:span>stanovení<text:s/>§ 6 odst. 1 zákona<text:s/>o svobodném přístupu k informacím.</text:p></text:note-body></text:note></text:span></text:p>
      <text:p text:style-name="Základnítext">Požadovaný dokument je dostupný v Evidenci stanovisek ochrance (ESO) prostřednictvím následujícího hypertextového odkazu:<text:s/><text:a xlink:href="http://eso.ochrance.cz/Nalezene/Edit/1972" office:target-frame-name="_top" xlink:show="replace"><text:span text:style-name="Hypertextovýodkaz">http://e</text:span><text:bookmark-start text:name="_Hlt490657705"/><text:bookmark-start text:name="_Hlt490657706"/><text:span text:style-name="Hypertextovýodkaz">s</text:span><text:bookmark-end text:name="_Hlt490657705"/><text:bookmark-end text:name="_Hlt490657706"/><text:span text:style-name="Hypertextovýodkaz">o.ochra</text:span><text:bookmark-start text:name="_Hlt490657652"/><text:bookmark-start text:name="_Hlt490657653"/><text:span text:style-name="Hypertextovýodkaz">n</text:span><text:bookmark-end text:name="_Hlt490657652"/><text:bookmark-end text:name="_Hlt490657653"/><text:span text:style-name="Hypertextovýodkaz">ce.cz/Nalezen</text:span><text:bookmark-start text:name="_Hlt490654266"/><text:bookmark-start text:name="_Hlt490654267"/><text:span text:style-name="Hypertextovýodkaz">e</text:span><text:bookmark-end text:name="_Hlt490654266"/><text:bookmark-end text:name="_Hlt490654267"/><text:span text:style-name="Hypertextovýodkaz">/Edit/1972</text:span></text:a>. I přes tuto skutečnost Vám příslušný dokument zasílám v příloze. Do budoucna Vás pouze upozorňuji, že detail dokumentu lze získat jednoduchým způsobem, a to kliknutím na odkaz „<text:span text:style-name="Zvýraznění">E</text:span><text:span text:style-name="Zvýraznění">xport</text:span>“, umístěný v pravém horním rohu webové stránky. Tímto dojde k převedení<text:s/>vybraného<text:s/>dokumentu do formátu „<text:span text:style-name="Zvýraznění">doc</text:span>“ pro účely tisku či uložení na Váš lokální počítač. Ve vyhledavači ESO lze<text:s/>v některých případech<text:s/>nalézt i další dokumenty ke konkrétní věci, a to<text:s/>po<text:s/>zadání příslušné spisové značky na úvodní straně vyhledavače (zde například sp. zn. 4064/2011).</text:p>
      <text:p text:style-name="Základnítext">S pozdravem</text:p>
      <text:p text:style-name="podpis">Mgr. Petra Zdražilová v. r.</text:p>
      <text:p text:style-name="podpis">vedoucí právního odboru</text:p>
      <text:p text:style-name="podpis">(dopis je opatřen elektronickým podpisem)</text:p>
      <text:p text:style-name="Příloha">Příloha:</text:p>
      <text:p text:style-name="Základnítext">Karta záznamu sp. zn. 4064/2011/VO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3333in" fo:margin-bottom="0.1666in" fo:line-height="105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 fo:margin-top="0.25in" fo:line-height="105%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výraznění" style:display-name="Zvý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18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paragraph-properties fo:keep-with-next="always"/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>
      <style:text-properties style:font-name="Calibri" style:font-name-asian="Calibri" fo:font-size="11pt" style:font-size-asian="11pt" style:font-size-complex="11pt"/>
    </style:style>
    <style:style style:name="instrukce" style:display-name="instrukce" style:family="text">
      <style:text-properties fo:color="#FF0000"/>
    </style:style>
    <style:style style:name="Sledovanýodkaz" style:display-name="Sledovaný odkaz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7728" draw:style-name="a0" draw:name="Obrázek 1" text:anchor-type="paragraph" svg:x="-0.72431in" svg:y="-0.7875in" svg:width="2.59861in" svg:height="0.57083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subject/>
    <meta:initial-creator>Půček Pavel Mgr.</meta:initial-creator>
    <dc:creator>Bádrová Pavlína Mgr.</dc:creator>
    <meta:creation-date>2017-10-04T07:57:00Z</meta:creation-date>
    <dc:date>2017-10-04T07:57:00Z</dc:date>
    <meta:print-date>2016-06-27T07:08:00Z</meta:print-date>
    <meta:template xlink:href="11_odkaz_na_zveřejněnou_informaci" xlink:type="simple"/>
    <meta:editing-cycles>2</meta:editing-cycles>
    <meta:editing-duration>PT0S</meta:editing-duration>
    <meta:user-defined meta:name="ContentTypeId">0x010100D3A71DC738674B4893D02C4CA0E22FAC</meta:user-defined>
    <meta:user-defined meta:name="datum vzniku"/>
    <meta:document-statistic meta:page-count="1" meta:paragraph-count="3" meta:word-count="268" meta:character-count="1848" meta:row-count="13" meta:non-whitespace-character-count="1583"/>
  </office:meta>
</office:document-meta>
</file>